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1" fo:font-size="11pt" fo:language="pt" fo:country="BR" fo:font-weight="normal" officeooo:rsid="002d604c" officeooo:paragraph-rsid="000f583d" style:letter-kerning="true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bold" officeooo:rsid="0007aab8" officeooo:paragraph-rsid="000f583d" style:font-weight-asian="bold" style:font-weight-complex="bold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0f583d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2f4581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32a568"/>
    </style:style>
    <style:style style:name="P20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bold" officeooo:paragraph-rsid="0018d1b4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1" fo:font-size="11pt" officeooo:paragraph-rsid="0032a568" style:font-size-asian="11pt" style:font-name-complex="Arial1" style:font-size-complex="11pt"/>
    </style:style>
    <style:style style:name="P22" style:family="paragraph" style:parent-style-name="Texto_20_tabela">
      <style:paragraph-properties fo:text-align="center" style:justify-single-word="false" style:snap-to-layout-grid="false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4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5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6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7" style:family="paragraph" style:parent-style-name="CabecalhoTabela">
      <style:paragraph-properties style:snap-to-layout-grid="false"/>
    </style:style>
    <style:style style:name="P28" style:family="paragraph" style:parent-style-name="CabecalhoTabela">
      <style:paragraph-properties style:snap-to-layout-grid="false"/>
      <style:text-properties officeooo:paragraph-rsid="0002101b"/>
    </style:style>
    <style:style style:name="P29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30" style:family="paragraph" style:parent-style-name="Standard">
      <style:paragraph-properties fo:margin-left="1.249cm" fo:margin-right="0cm" fo:text-indent="0cm" style:auto-text-indent="false"/>
      <style:text-properties fo:font-size="11pt" officeooo:paragraph-rsid="0032a568" style:font-size-asian="11pt" style:font-size-complex="11pt"/>
    </style:style>
    <style:style style:name="P3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36e8b2"/>
    </style:style>
    <style:style style:name="P3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37ff6" officeooo:paragraph-rsid="0036e8b2"/>
    </style:style>
    <style:style style:name="P3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36e8b2"/>
    </style:style>
    <style:style style:name="P3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36e8b2"/>
    </style:style>
    <style:style style:name="P35" style:family="paragraph" style:parent-style-name="LO-Normal">
      <style:text-properties officeooo:paragraph-rsid="0036e8b2"/>
    </style:style>
    <style:style style:name="P36" style:family="paragraph" style:parent-style-name="Listaabc" style:list-style-name="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Arial" fo:font-size="11pt" fo:language="pt" fo:country="BR" officeooo:rsid="000f583d" officeooo:paragraph-rsid="0032a56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7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8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bold" officeooo:paragraph-rsid="0002101b" style:font-weight-asian="bold" style:font-weight-complex="bold"/>
    </style:style>
    <style:style style:name="P39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40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4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4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4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4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5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9a1c" style:font-weight-asian="bold" style:font-weight-complex="bold"/>
    </style:style>
    <style:style style:name="T4" style:family="text">
      <style:text-properties fo:font-weight="bold" officeooo:rsid="002d604c" style:font-weight-asian="bold" style:font-weight-complex="bold"/>
    </style:style>
    <style:style style:name="T5" style:family="text">
      <style:text-properties fo:font-weight="bold" officeooo:rsid="0032fe32" style:font-weight-asian="bold" style:font-weight-complex="bold"/>
    </style:style>
    <style:style style:name="T6" style:family="text">
      <style:text-properties fo:font-weight="bold" style:font-name-asian="Arial" style:font-weight-asian="bold" style:font-weight-complex="bold"/>
    </style:style>
    <style:style style:name="T7" style:family="text">
      <style:text-properties officeooo:rsid="0002101b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pt" fo:country="BR" officeooo:rsid="001d0d15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style:use-window-font-color="true" style:font-name="Arial" fo:font-size="11pt" fo:language="pt" fo:country="BR" fo:font-weight="normal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5" style:family="text">
      <style:text-properties style:use-window-font-color="true" style:font-name="Arial" fo:font-size="11pt" fo:language="pt" fo:country="BR" fo:font-weight="normal" officeooo:rsid="000cf120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6" style:family="text">
      <style:text-properties style:use-window-font-color="true" style:font-name="Arial" fo:font-size="11pt" fo:language="pt" fo:country="BR" fo:font-weight="normal" officeooo:rsid="0029d74c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7" style:family="text">
      <style:text-properties style:use-window-font-color="true" style:font-name="Arial" fo:font-size="11pt" fo:language="pt" fo:country="BR" fo:font-weight="normal" officeooo:rsid="0032a568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pt" fo:country="BR" fo:font-weight="bold" officeooo:rsid="000f583d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9" style:family="text">
      <style:text-properties style:use-window-font-color="true" style:font-name="Arial" fo:font-size="11pt" fo:language="pt" fo:country="BR" fo:font-weight="bold" officeooo:rsid="003118e2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0" style:family="text">
      <style:text-properties style:use-window-font-color="true" style:font-name="Arial" fo:font-size="11pt" fo:language="pt" fo:country="BR" fo:font-weight="bold" officeooo:rsid="0032a568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1" style:family="text">
      <style:text-properties style:use-window-font-color="true" style:font-name="Arial1" fo:font-size="11pt" fo:language="pt" fo:country="BR" fo:font-weight="bold" officeooo:rsid="0029d74c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2" style:family="text">
      <style:text-properties style:use-window-font-color="true" style:font-name="Arial1" fo:font-size="11pt" fo:language="pt" fo:country="BR" fo:font-weight="bold" officeooo:rsid="002b7c31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3" style:family="text">
      <style:text-properties style:use-window-font-color="true" style:font-name="Arial1" fo:font-size="11pt" fo:language="pt" fo:country="BR" fo:font-weight="bold" officeooo:rsid="000f583d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4" style:family="text">
      <style:text-properties style:use-window-font-color="true" style:font-name="Arial1" fo:font-size="11pt" fo:language="pt" fo:country="BR" fo:font-weight="bold" officeooo:rsid="00365a85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5" style:family="text">
      <style:text-properties style:use-window-font-color="true" style:font-name="Arial1" fo:font-size="11pt" fo:language="pt" fo:country="BR" fo:font-weight="bold" officeooo:rsid="0033bbc0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6" style:family="text">
      <style:text-properties style:use-window-font-color="true" style:font-name="Arial1" fo:font-size="11pt" fo:language="pt" fo:country="BR" fo:font-weight="normal" officeooo:rsid="002d604c" style:letter-kerning="true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T27" style:family="text">
      <style:text-properties fo:font-size="11pt" style:font-name-asian="Times New Roman" style:font-size-asian="11pt"/>
    </style:style>
    <style:style style:name="T28" style:family="text">
      <style:text-properties fo:font-size="11pt" officeooo:rsid="00023a1f" style:font-name-asian="Times New Roman" style:font-size-asian="11pt" style:font-size-complex="11pt"/>
    </style:style>
    <style:style style:name="T29" style:family="text">
      <style:text-properties fo:font-size="10pt" style:font-name-asian="Times New Roman" style:font-size-asian="10pt"/>
    </style:style>
    <style:style style:name="T30" style:family="text">
      <style:text-properties fo:font-size="10pt" officeooo:rsid="004b5cce" style:font-name-asian="Times New Roman" style:font-size-asian="10pt"/>
    </style:style>
    <style:style style:name="T31" style:family="text">
      <style:text-properties fo:font-size="10pt" officeooo:rsid="000cf120" style:font-name-asian="Times New Roman" style:font-size-asian="10pt"/>
    </style:style>
    <style:style style:name="T32" style:family="text">
      <style:text-properties fo:font-size="10pt" officeooo:rsid="000f583d" style:font-name-asian="Times New Roman" style:font-size-asian="10pt"/>
    </style:style>
    <style:style style:name="T33" style:family="text">
      <style:text-properties fo:font-size="10pt" style:font-size-asian="10pt"/>
    </style:style>
    <style:style style:name="T34" style:family="text">
      <style:text-properties fo:font-size="10pt" officeooo:rsid="000f583d" style:font-size-asian="10pt"/>
    </style:style>
    <style:style style:name="T35" style:family="text">
      <style:text-properties officeooo:rsid="00115311"/>
    </style:style>
    <style:style style:name="T36" style:family="text">
      <style:text-properties officeooo:rsid="0014c467"/>
    </style:style>
    <style:style style:name="T37" style:family="text">
      <style:text-properties officeooo:rsid="0015e993"/>
    </style:style>
    <style:style style:name="T38" style:family="text">
      <style:text-properties officeooo:rsid="0018d1b4"/>
    </style:style>
    <style:style style:name="T39" style:family="text">
      <style:text-properties officeooo:rsid="0017e711"/>
    </style:style>
    <style:style style:name="T40" style:family="text">
      <style:text-properties officeooo:rsid="001fa425"/>
    </style:style>
    <style:style style:name="T41" style:family="text">
      <style:text-properties officeooo:rsid="000e6f81"/>
    </style:style>
    <style:style style:name="T42" style:family="text">
      <style:text-properties officeooo:rsid="000f583d"/>
    </style:style>
    <style:style style:name="T43" style:family="text">
      <style:text-properties officeooo:rsid="001c9a1c"/>
    </style:style>
    <style:style style:name="T44" style:family="text">
      <style:text-properties officeooo:rsid="00206efe"/>
    </style:style>
    <style:style style:name="T45" style:family="text">
      <style:text-properties officeooo:rsid="00237ff6"/>
    </style:style>
    <style:style style:name="T46" style:family="text">
      <style:text-properties style:font-name="Arial1" style:font-name-complex="Arial1"/>
    </style:style>
    <style:style style:name="T47" style:family="text">
      <style:text-properties style:font-name="Arial1" style:font-name-asian="Arial" style:font-name-complex="Arial1"/>
    </style:style>
    <style:style style:name="T48" style:family="text">
      <style:text-properties style:font-name="Arial1" officeooo:rsid="003118e2" style:font-name-asian="Arial" style:font-name-complex="Arial1"/>
    </style:style>
    <style:style style:name="T49" style:family="text">
      <style:text-properties officeooo:rsid="002d604c"/>
    </style:style>
    <style:style style:name="T50" style:family="text">
      <style:text-properties officeooo:rsid="0031a7f6"/>
    </style:style>
    <style:style style:name="T51" style:family="text">
      <style:text-properties officeooo:rsid="003118e2"/>
    </style:style>
    <style:style style:name="T52" style:family="text">
      <style:text-properties fo:color="#000000" style:font-name="Arial1" style:font-name-complex="Arial1"/>
    </style:style>
    <style:style style:name="T53" style:family="text">
      <style:text-properties fo:color="#000000" style:font-name="Arial1" style:font-name-asian="Arial" style:font-name-complex="Arial1"/>
    </style:style>
    <style:style style:name="T54" style:family="text">
      <style:text-properties officeooo:rsid="0035828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7">GRH</text:span> – Gestão de <text:span text:style-name="T7">Recursos Humanos</text:span></text:p>
      <text:p text:style-name="P7"/>
      <text:p text:style-name="P5">Documento de Especificação de Caso de Uso</text:p>
      <text:p text:style-name="P5"/>
      <text:p text:style-name="P6">UC<text:span text:style-name="T43">24</text:span> – <text:span text:style-name="T37">Avaliar Relatório Final de Estágio</text:span></text:p>
      <text:p text:style-name="P8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7">Data</text:p>
          </table:table-cell>
          <table:table-cell table:style-name="Tabela1.A1" office:value-type="string">
            <text:p text:style-name="P27">Versão</text:p>
          </table:table-cell>
          <table:table-cell table:style-name="Tabela1.A1" office:value-type="string">
            <text:p text:style-name="P28">Responsável</text:p>
          </table:table-cell>
          <table:table-cell table:style-name="Tabela1.D1" office:value-type="string">
            <text:p text:style-name="P27">Alteração</text:p>
          </table:table-cell>
        </table:table-row>
        <table:table-row table:style-name="Tabela1.1">
          <table:table-cell table:style-name="Tabela1.A1" office:value-type="string">
            <text:p text:style-name="P23"><text:span text:style-name="T36">28/09/</text:span>2015</text:p>
          </table:table-cell>
          <table:table-cell table:style-name="Tabela1.A1" office:value-type="string">
            <text:p text:style-name="P22">1.0</text:p>
          </table:table-cell>
          <table:table-cell table:style-name="Tabela1.A1" office:value-type="string">
            <text:p text:style-name="P26">Rayson Santos de Lima</text:p>
          </table:table-cell>
          <table:table-cell table:style-name="Tabela1.D1" office:value-type="string">
            <text:p text:style-name="P41">Criação do documento</text:p>
          </table:table-cell>
        </table:table-row>
        <table:table-row table:style-name="Tabela1.1">
          <table:table-cell table:style-name="Tabela1.A3" office:value-type="string">
            <text:p text:style-name="P24"/>
          </table:table-cell>
          <table:table-cell table:style-name="Tabela1.A3" office:value-type="string">
            <text:p text:style-name="P24"/>
          </table:table-cell>
          <table:table-cell table:style-name="Tabela1.A3" office:value-type="string">
            <text:p text:style-name="P24"/>
          </table:table-cell>
          <table:table-cell table:style-name="Tabela1.D3" office:value-type="string">
            <text:p text:style-name="P42"/>
          </table:table-cell>
        </table:table-row>
        <table:table-row table:style-name="Tabela1.1">
          <table:table-cell table:style-name="Tabela1.A3" office:value-type="string">
            <text:p text:style-name="P25"/>
          </table:table-cell>
          <table:table-cell table:style-name="Tabela1.A3" office:value-type="string">
            <text:p text:style-name="P25"/>
          </table:table-cell>
          <table:table-cell table:style-name="Tabela1.A3" office:value-type="string">
            <text:p text:style-name="P25"/>
          </table:table-cell>
          <table:table-cell table:style-name="Tabela1.D3" office:value-type="string">
            <text:p text:style-name="P43"/>
          </table:table-cell>
        </table:table-row>
      </table:table>
      <text:section text:style-name="Sect1" text:name="Seção1">
        <text:list xml:id="list964935013467928868" text:style-name="WW8Num2">
          <text:list-item>
            <text:h text:style-name="P37" text:outline-level="1"><text:bookmark-start text:name="_Ref418497390"/><text:bookmark-start text:name="_Ref439573339"/>CASOS D<text:span text:style-name="T2">E USO: </text:span><text:span text:style-name="T3">avaliar relatório final DE ESTÁGIO</text:span></text:h>
            <text:list>
              <text:list-item>
                <text:h text:style-name="P38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9"><text:span text:style-name="Fonte_20_parág._20_padrão"><text:span text:style-name="T8">Este caso de uso descreve o processo em que </text:span></text:span><text:span text:style-name="Fonte_20_parág._20_padrão"><text:span text:style-name="T9">o </text:span></text:span><text:span text:style-name="Fonte_20_parág._20_padrão"><text:span text:style-name="T10">coordenador</text:span></text:span><text:span text:style-name="Fonte_20_parág._20_padrão"><text:span text:style-name="T9"> </text:span></text:span><text:span text:style-name="Fonte_20_parág._20_padrão"><text:span text:style-name="T10">avalia o </text:span></text:span><text:span text:style-name="Fonte_20_parág._20_padrão"><text:span text:style-name="T11">relatório final</text:span></text:span><text:span text:style-name="Fonte_20_parág._20_padrão"><text:span text:style-name="T10"> de estágio submetido</text:span></text:span><text:span text:style-name="Fonte_20_parág._20_padrão"><text:span text:style-name="T9"> </text:span></text:span><text:span text:style-name="Fonte_20_parág._20_padrão"><text:span text:style-name="T10">pelo estagiário. </text:span></text:span></text:p>
        <text:list xml:id="list182136003165829" text:continue-numbering="true" text:style-name="WW8Num2">
          <text:list-item>
            <text:list>
              <text:list-item>
                <text:h text:style-name="P40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2">Atores</text:span><text:span text:style-name="Fonte_20_parág._20_padrão3"><text:span text:style-name="T6"> </text:span></text:span><text:span text:style-name="T2">Envolvidos</text:span></text:h>
              </text:list-item>
            </text:list>
          </text:list-item>
        </text:list>
        <text:p text:style-name="P35"><text:bookmark-start text:name="_Ref88992566"/>O ator envolvido é o <text:span text:style-name="T54">Supervisor.</text:span></text:p>
        <text:list xml:id="list182136003151796" text:continue-numbering="true" text:style-name="WW8Num2">
          <text:list-item>
            <text:list>
              <text:list-item>
                <text:h text:style-name="P39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2">Fluxo</text:span><text:span text:style-name="Fonte_20_parág._20_padrão3"><text:span text:style-name="T6"> </text:span></text:span><text:span text:style-name="T2">Básico</text:span><text:bookmark-end text:name="_Ref162424072"/></text:h>
              </text:list-item>
            </text:list>
          </text:list-item>
        </text:list>
        <text:p text:style-name="P34">1.<text:tab/><text:span text:style-name="T54">Supervisor seleciona a opção de “Acompanhamento de Avaliação” do estagiário</text:span></text:p>
        <text:p text:style-name="P2"><text:span text:style-name="T40">2</text:span>.<text:tab/><text:span text:style-name="T41">Sistema exibe informações do acompanhamento da avaliação do estagiário (especificar informações/composição de requisitos)</text:span></text:p>
        <text:p text:style-name="P4">3.<text:tab/><text:span text:style-name="T54">Supervisor</text:span> seleciona a opção de <text:span text:style-name="T38">avaliar relatório final de estagio</text:span></text:p>
        <text:p text:style-name="P31">4.<text:tab/><text:span text:style-name="T54">Supervisor</text:span> <text:span text:style-name="T45">visualiza o relatório final de estagio</text:span></text:p>
        <text:p text:style-name="P32"><text:span text:style-name="T50">5.</text:span><text:tab/><text:span text:style-name="T54">Supervisor</text:span> informa nota e status de entrega</text:p>
        <text:p text:style-name="P33"><text:span text:style-name="T50">6</text:span>.<text:tab/><text:span text:style-name="T54">Supervisor</text:span> <text:span text:style-name="T44">informa os dados requeridos e </text:span>confirma a operação</text:p>
        <text:p text:style-name="P3"><text:span text:style-name="T50">7</text:span>.<text:tab/>Sistema mostra mensagem de confirmação</text:p>
        <text:p text:style-name="P20"><text:bookmark-end text:name="_Ref88992566"/></text:p>
        <text:p text:style-name="P16"><text:span text:style-name="T14">1.</text:span><text:span text:style-name="T15">4</text:span><text:span text:style-name="T14"><text:tab/></text:span><text:span text:style-name="T12">Fluxos </text:span><text:span text:style-name="T13">Alternativos</text:span></text:p>
        <text:p text:style-name="P17"><text:span text:style-name="T18"><text:tab/></text:span><text:span text:style-name="T16">1.4.1 </text:span><text:span text:style-name="T21">Relatório Final Não Sub</text:span><text:span text:style-name="T22">m</text:span><text:span text:style-name="T21">etido</text:span></text:p>
        <text:p text:style-name="P17"><text:span text:style-name="T21"><text:tab/><text:tab/><text:tab/></text:span><text:span text:style-name="T26">1. Sistema informa que o arquivo não foi submetido</text:span></text:p>
        <text:p text:style-name="P14"><text:tab/><text:tab/><text:tab/>2. O caso de uso é encerrado</text:p>
        <text:p text:style-name="P18"/>
        <text:p text:style-name="P19"><text:soft-page-break/><text:span text:style-name="T16"><text:tab/>1.4.</text:span><text:span text:style-name="T17">2</text:span><text:span text:style-name="T16"> </text:span><text:span text:style-name="T21"><text:s/></text:span><text:span text:style-name="T19">Passo </text:span><text:span text:style-name="T20">5</text:span><text:span text:style-name="T19"> </text:span><text:span text:style-name="T23">Dados Obrigatórios </text:span><text:span text:style-name="T24">N</text:span><text:span text:style-name="T23">ão </text:span><text:span text:style-name="T25">In</text:span><text:span text:style-name="T23">formados</text:span></text:p>
        <text:p text:style-name="P30"><text:span text:style-name="T52">1. Se</text:span><text:span text:style-name="T53"> </text:span><text:span text:style-name="T52">o</text:span><text:span text:style-name="T53"> usuário</text:span><text:span text:style-name="T47"> </text:span><text:span text:style-name="T52">não</text:span><text:span text:style-name="T53"> </text:span><text:span text:style-name="T52">tiver</text:span><text:span text:style-name="T53"> </text:span><text:span text:style-name="T52">informado</text:span><text:span text:style-name="T53"> </text:span><text:span text:style-name="T52">os</text:span><text:span text:style-name="T53"> </text:span><text:span text:style-name="T52">dados</text:span><text:span text:style-name="T53"> </text:span><text:span text:style-name="T52">obrigatórios</text:span><text:span text:style-name="T53"> </text:span></text:p>
        <text:p text:style-name="P21"/>
        <text:p text:style-name="P30"><text:span text:style-name="T46">2. O</text:span><text:span text:style-name="T47"> </text:span><text:span text:style-name="T46">sistema</text:span><text:span text:style-name="T47"> </text:span><text:span text:style-name="T46">exibe</text:span><text:span text:style-name="T47"> </text:span><text:span text:style-name="T46">uma</text:span><text:span text:style-name="T47"> </text:span><text:span text:style-name="T46">mensagem</text:span><text:span text:style-name="T47"> </text:span><text:span text:style-name="T46">informando</text:span><text:span text:style-name="T47"> </text:span><text:span text:style-name="T52">quais</text:span><text:span text:style-name="T53"> </text:span><text:span text:style-name="T52">dados</text:span><text:span text:style-name="T53"> </text:span><text:span text:style-name="T52">não</text:span><text:span text:style-name="T53"> </text:span><text:span text:style-name="T52">foram</text:span><text:span text:style-name="T53"> </text:span><text:span text:style-name="T52">preenchidos;</text:span></text:p>
        <text:p text:style-name="P36"><text:span text:style-name="T46">3. O</text:span><text:span text:style-name="T47"> </text:span><text:span text:style-name="T46">caso</text:span><text:span text:style-name="T47"> </text:span><text:span text:style-name="T46">de</text:span><text:span text:style-name="T47"> </text:span><text:span text:style-name="T46">uso</text:span><text:span text:style-name="T47"> </text:span><text:span text:style-name="T46">retorna,</text:span><text:span text:style-name="T47"> </text:span><text:span text:style-name="T46">com</text:span><text:span text:style-name="T47"> </text:span><text:span text:style-name="T46">os</text:span><text:span text:style-name="T47"> </text:span><text:span text:style-name="T46">dados</text:span><text:span text:style-name="T47"> </text:span><text:span text:style-name="T46">do</text:span><text:span text:style-name="T47"> </text:span><text:span text:style-name="T46">cadastro</text:span><text:span text:style-name="T47"> </text:span><text:span text:style-name="T46">recém-configurado,</text:span><text:span text:style-name="T47"> </text:span><text:span text:style-name="T48">ao</text:span><text:span text:style-name="T47"> </text:span><text:span text:style-name="T46">passo </text:span><text:span text:style-name="T51">5</text:span></text:p>
        <text:p text:style-name="P36"/>
        <text:p text:style-name="P15"><text:span text:style-name="T12">1.</text:span><text:span text:style-name="T13">5</text:span><text:span text:style-name="T12"><text:tab/>Fluxos de Exceção</text:span></text:p>
        <text:p text:style-name="P12"><text:tab/><text:span text:style-name="T42">Não se aplica</text:span></text:p>
        <text:p text:style-name="P9"/>
        <text:list xml:id="list9107181919965538479" text:style-name="L1">
          <text:list-header>
            <text:p text:style-name="P46"><text:span text:style-name="T30">1.</text:span><text:span text:style-name="T32">6</text:span><text:span text:style-name="T28"> <text:tab/>Pré-Condições</text:span></text:p>
          </text:list-header>
        </text:list>
        <text:p text:style-name="P10">Usuário Autenticado</text:p>
        <text:p text:style-name="P10">Para que o caso de uso seja iniciado é necessário que o usuário esteja autenticando no sistema e possua permissão de acesso a esta funcionalidade</text:p>
        <text:p text:style-name="P11"/>
        <text:list xml:id="list182136018162421" text:continue-numbering="true" text:style-name="L1">
          <text:list-header>
            <text:p text:style-name="P47"><text:span text:style-name="T29">1.</text:span><text:span text:style-name="T31">6</text:span><text:span text:style-name="T29"> </text:span><text:span text:style-name="T27"><text:tab/>Pós-Condições</text:span></text:p>
            <text:p text:style-name="P48"/>
            <text:p text:style-name="P45"><text:span text:style-name="T33">1.</text:span><text:span text:style-name="T34">7</text:span><text:span text:style-name="T33"> </text:span>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35">Regras de Negócio</text:span></text:p>
          </text:list-header>
        </text:list>
        <text:p text:style-name="P13"><text:tab/><text:span text:style-name="T4">RN00</text:span><text:span text:style-name="T5">2</text:span><text:span text:style-name="T4"> — </text:span><text:span text:style-name="T49">Relação status e nota</text:span></text:p>
        <text:list xml:id="list182136018161719" text:continue-numbering="true" text:style-name="L1">
          <text:list-item>
            <text:list>
              <text:list-item>
                <text:list>
                  <text:list-header>
                    <text:p text:style-name="P49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8:21:35.858000000</dc:date>
    <meta:print-date>2007-05-07T23:41:00</meta:print-date>
    <meta:editing-cycles>50</meta:editing-cycles>
    <meta:editing-duration>PT10H27M36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1" meta:word-count="258" meta:character-count="1623" meta:non-whitespace-character-count="139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